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46318962507875334" text:style-name="Outline">
        <text:list-item>
          <text:h text:style-name="P3" text:outline-level="1"/>
        </text:list-item>
      </text:list>
      <text:p text:style-name="Text_20_body"/>
      <text:list xml:id="list36334727" text:continue-numbering="true" text:style-name="Outline"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text:tab/><text:a xlink:type="simple" xlink:href="https://medium.com/@tonyowen/flutter-bottom-tab-bar-animation-75d1ca58c096" text:style-name="Internet_20_link" text:visited-style-name="Visited_20_Internet_20_Link">tab animation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<text:soft-page-break/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1-02T16:10:15.57</meta:creation-date>
    <meta:editing-duration>PT2M3S</meta:editing-duration>
    <meta:generator>OpenOffice/4.1.6$Win32 OpenOffice.org_project/416m1$Build-9790</meta:generator>
    <meta:initial-creator>Máximo Meza</meta:initial-creator>
    <meta:document-statistic meta:table-count="0" meta:image-count="0" meta:object-count="0" meta:page-count="2" meta:paragraph-count="8" meta:word-count="16" meta:character-count="133"/>
    <dc:date>2019-01-02T16:12:18.45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